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5.198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7cm" fo:min-width="5.198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4cm" svg:y1="4.24cm" svg:x2="12.4cm" svg:y2="18.48cm">
          <text:p/>
        </draw:line>
        <draw:line draw:style-name="gr1" draw:text-style-name="P1" draw:layer="layout" svg:x1="18.935cm" svg:y1="3.94cm" svg:x2="18.935cm" svg:y2="18.18cm">
          <text:p/>
        </draw:line>
        <draw:frame draw:style-name="gr2" draw:text-style-name="P2" draw:layer="layout" svg:width="6.568cm" svg:height="0.806cm" svg:x="15.642cm" svg:y="2.87cm">
          <draw:text-box>
            <text:p><text:span text:style-name="T1">1/0/0/0/andreav/INT/stable</text:span></text:p>
          </draw:text-box>
        </draw:frame>
        <draw:custom-shape draw:style-name="gr3" draw:text-style-name="P1" xml:id="id10" draw:id="id10" draw:layer="layout" svg:width="0.426cm" svg:height="0.439cm" svg:x="18.73cm" svg:y="6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9.494cm" svg:height="0.806cm" svg:x="19.46cm" svg:y="6.545cm">
          <draw:text-box>
            <text:p><text:span text:style-name="T1">1/0/0/0/andreav/INT/stable/STB/Drop.A</text:span></text:p>
          </draw:text-box>
        </draw:frame>
        <draw:custom-shape draw:style-name="gr3" draw:text-style-name="P1" xml:id="id11" draw:id="id11" draw:layer="layout" svg:width="0.426cm" svg:height="0.439cm" svg:x="18.73cm" svg:y="11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426cm" svg:height="0.439cm" svg:x="11.074cm" svg:y="7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426cm" svg:height="0.439cm" svg:x="11.073cm" svg:y="8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287cm" svg:y1="8.031cm" svg:x2="11.286cm" svg:y2="8.762cm" draw:start-shape="id1" draw:start-glue-point="8" draw:end-shape="id2" draw:end-glue-point="4" svg:d="m11287 8031-1 731">
          <text:p/>
        </draw:connector>
        <draw:custom-shape draw:style-name="gr3" draw:text-style-name="P1" xml:id="id3" draw:id="id3" draw:layer="layout" svg:width="0.426cm" svg:height="0.439cm" svg:x="12.151cm" svg:y="6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2.213cm" svg:y1="6.786cm" svg:x2="11.438cm" svg:y2="7.656cm" draw:start-shape="id3" draw:start-glue-point="7" draw:end-shape="id1" draw:end-glue-point="11" svg:d="m12213 6786-775 870">
          <text:p/>
        </draw:connector>
        <draw:frame draw:style-name="gr2" draw:text-style-name="P2" draw:layer="layout" svg:width="7.004cm" svg:height="0.806cm" svg:x="7.435cm" svg:y="2.87cm">
          <draw:text-box>
            <text:p><text:span text:style-name="T1">1/0/0/0/andreav/INT/develop</text:span></text:p>
          </draw:text-box>
        </draw:frame>
        <draw:custom-shape draw:style-name="gr3" draw:text-style-name="P1" xml:id="id4" draw:id="id4" draw:layer="layout" svg:width="0.426cm" svg:height="0.439cm" svg:x="11.074cm" svg:y="8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426cm" svg:height="0.439cm" svg:x="12.155cm" svg:y="10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438cm" svg:y1="9.138cm" svg:x2="12.217cm" svg:y2="10.223cm" draw:start-shape="id4" draw:start-glue-point="9" draw:end-shape="id5" draw:end-glue-point="5" svg:d="m11438 9138 779 1085">
          <text:p/>
        </draw:connector>
        <draw:custom-shape draw:style-name="gr3" draw:text-style-name="P1" xml:id="id14" draw:id="id14" draw:layer="layout" svg:width="0.426cm" svg:height="0.439cm" svg:x="12.189cm" svg:y="17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426cm" svg:height="0.439cm" svg:x="12.18cm" svg:y="11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426cm" svg:height="0.439cm" svg:x="11.224cm" svg:y="13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2.18cm" svg:y1="12.11cm" svg:x2="11.588cm" svg:y2="13.485cm" draw:start-shape="id6" draw:start-glue-point="6" draw:end-shape="id7" draw:end-glue-point="11" svg:d="m12180 12110-592 1375">
          <text:p/>
        </draw:connector>
        <draw:custom-shape draw:style-name="gr3" draw:text-style-name="P1" xml:id="id8" draw:id="id8" draw:layer="layout" svg:width="0.426cm" svg:height="0.439cm" svg:x="12.18cm" svg:y="14.7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588cm" svg:y1="13.796cm" svg:x2="12.242cm" svg:y2="14.855cm" draw:start-shape="id7" draw:start-glue-point="9" draw:end-shape="id8" draw:end-glue-point="5" svg:d="m11588 13796 654 1059">
          <text:p/>
        </draw:connector>
        <draw:custom-shape draw:style-name="gr3" draw:text-style-name="P1" xml:id="id9" draw:id="id9" draw:layer="layout" svg:width="0.426cm" svg:height="0.439cm" svg:x="12.151cm" svg:y="5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2.577cm" svg:y1="5.432cm" svg:x2="18.73cm" svg:y2="6.91cm" draw:start-shape="id9" draw:start-glue-point="10" draw:end-shape="id10" draw:end-glue-point="6" svg:d="m12577 5432 6153 1478">
          <text:p/>
        </draw:connector>
        <draw:connector draw:style-name="gr5" draw:text-style-name="P1" draw:layer="layout" draw:type="line" svg:x1="12.581cm" svg:y1="10.379cm" svg:x2="18.73cm" svg:y2="12.111cm" draw:start-shape="id5" draw:start-glue-point="10" draw:end-shape="id11" draw:end-glue-point="6" svg:d="m12581 10379 6149 1732">
          <text:p/>
        </draw:connector>
        <draw:custom-shape draw:style-name="gr3" draw:text-style-name="P1" xml:id="id13" draw:id="id13" draw:layer="layout" svg:width="0.426cm" svg:height="0.439cm" svg:x="18.73cm" svg:y="15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426cm" svg:height="0.439cm" svg:x="19.63cm" svg:y="13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9.094cm" svg:y1="12.266cm" svg:x2="19.843cm" svg:y2="13.692cm" draw:start-shape="id11" draw:start-glue-point="9" draw:end-shape="id12" draw:end-glue-point="5" svg:d="m19094 12266 749 1426">
          <text:p/>
        </draw:connector>
        <draw:connector draw:style-name="gr5" draw:text-style-name="P1" draw:layer="layout" draw:type="line" svg:x1="19.843cm" svg:y1="14.131cm" svg:x2="19.094cm" svg:y2="15.756cm" draw:start-shape="id12" draw:start-glue-point="8" draw:end-shape="id13" draw:end-glue-point="11" svg:d="m19843 14131-749 1625">
          <text:p/>
        </draw:connector>
        <draw:connector draw:style-name="gr5" draw:text-style-name="P1" draw:layer="layout" draw:type="line" svg:x1="18.73cm" svg:y1="15.912cm" svg:x2="12.615cm" svg:y2="17.316cm" draw:start-shape="id13" draw:start-glue-point="6" draw:end-shape="id14" draw:end-glue-point="10" svg:d="m18730 15912-6115 1404">
          <text:p/>
        </draw:connector>
        <draw:frame draw:style-name="gr4" draw:text-style-name="P2" draw:layer="layout" svg:width="9.93cm" svg:height="0.806cm" svg:x="1.998cm" svg:y="5.039cm">
          <draw:text-box>
            <text:p><text:span text:style-name="T1">1/0/0/0/andreav/INT/develop/STB/Drop.A</text:span></text:p>
          </draw:text-box>
        </draw:frame>
        <draw:frame draw:style-name="gr4" draw:text-style-name="P2" draw:layer="layout" svg:width="9.908cm" svg:height="0.806cm" svg:x="19.391cm" svg:y="11.189cm">
          <draw:text-box>
            <text:p><text:span text:style-name="T1">1/0/0/0/andreav/INT/stable/STB/Drop.A.1</text:span></text:p>
          </draw:text-box>
        </draw:frame>
        <draw:frame draw:style-name="gr4" draw:text-style-name="P2" draw:layer="layout" svg:width="10.345cm" svg:height="0.806cm" svg:x="1.006cm" svg:y="10.625cm">
          <draw:text-box>
            <text:p><text:span text:style-name="T1">1/0/0/0/andreav/INT/develop/STB/Drop.A.1</text:span></text:p>
          </draw:text-box>
        </draw:frame>
        <draw:frame draw:style-name="gr4" draw:text-style-name="P2" draw:layer="layout" svg:width="10.81cm" svg:height="0.806cm" svg:x="1.026cm" svg:y="9.819cm">
          <draw:text-box>
            <text:p><text:span text:style-name="T1">1/0/0/0/andreav/INT/develop/NGT/Build.1234</text:span></text:p>
          </draw:text-box>
        </draw:frame>
        <draw:frame draw:style-name="gr4" draw:text-style-name="P2" draw:layer="layout" svg:width="9.273cm" svg:height="0.806cm" svg:x="19.391cm" svg:y="15.889cm">
          <draw:text-box>
            <text:p><text:span text:style-name="T1">1/0/0/0/andreav/INT/stable/LIV/Drop.A</text:span></text:p>
          </draw:text-box>
        </draw:frame>
        <draw:frame draw:style-name="gr4" draw:text-style-name="P2" draw:layer="layout" svg:width="8.554cm" svg:height="0.806cm" svg:x="20.291cm" svg:y="12.689cm">
          <draw:text-box>
            <text:p><text:span text:style-name="T1">1/0/0/0/user/FIX/hotfix/FIX/1122334</text:span></text:p>
          </draw:text-box>
        </draw:frame>
        <draw:frame draw:style-name="gr4" draw:text-style-name="P2" draw:layer="layout" svg:width="7.728cm" svg:height="0.806cm" svg:x="20.291cm" svg:y="13.489cm">
          <draw:text-box>
            <text:p><text:span text:style-name="T1">1/0/0/0/user/FIX/hotfix/DEV/000</text:span></text:p>
          </draw:text-box>
        </draw:frame>
        <draw:frame draw:style-name="gr2" draw:text-style-name="P2" draw:layer="layout" svg:width="5.698cm" svg:height="0.806cm" svg:x="20.291cm" svg:y="14.289cm">
          <draw:text-box>
            <text:p><text:span text:style-name="T1">1/0/0/0/user/FIX/hotfix</text:span></text:p>
          </draw:text-box>
        </draw:frame>
        <draw:line draw:style-name="gr6" draw:text-style-name="P1" draw:layer="layout" svg:x1="27.64cm" svg:y1="2.77cm" svg:x2="27.64cm" svg:y2="5.31cm">
          <text:p text:style-name="P1">Time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30.4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3:32:21</meta:creation-date>
    <dc:date>2012-02-07T14:17:10</dc:date>
    <dc:creator>vallea </dc:creator>
    <meta:editing-duration>PT40M50S</meta:editing-duration>
    <meta:editing-cycles>15</meta:editing-cycles>
    <meta:generator>LibreOffice/3.3$Linux LibreOffice_project/330m19$Build-301</meta:generator>
    <meta:document-statistic meta:object-count="38"/>
  </office:meta>
</office:document-meta>
</file>